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083in" text:min-label-width="0.25in" text:list-level-position-and-space-mode="label-alignment">
          <style:list-level-label-alignment text:label-followed-by="listtab" fo:margin-left="0.458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333in" text:min-label-width="0.125in" text:list-level-position-and-space-mode="label-alignment">
          <style:list-level-label-alignment text:label-followed-by="listtab" fo:margin-left="1.458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333in" text:min-label-width="0.125in" text:list-level-position-and-space-mode="label-alignment">
          <style:list-level-label-alignment text:label-followed-by="listtab" fo:margin-left="2.958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333in" text:min-label-width="0.125in" text:list-level-position-and-space-mode="label-alignment">
          <style:list-level-label-alignment text:label-followed-by="listtab" fo:margin-left="4.458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ableColumn3" style:family="table-column">
      <style:table-column-properties style:column-width="6.0013in"/>
    </style:style>
    <style:style style:name="TableColumn4" style:family="table-column">
      <style:table-column-properties style:column-width="4.5284in"/>
    </style:style>
    <style:style style:name="Table2" style:family="table">
      <style:table-properties style:width="10.5298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style:language-asian="de" style:country-asian="DE"/>
    </style:style>
    <style:style style:name="P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1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1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1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1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1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1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1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2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P21" style:parent-style-name="Standard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P24" style:parent-style-name="Standard" style:family="paragraph">
      <style:paragraph-properties fo:margin-bottom="0in" fo:line-height="100%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margin-bottom="0in" fo:line-height="100%"/>
    </style:style>
    <style:style style:name="P27" style:parent-style-name="Standard" style:family="paragraph">
      <style:paragraph-properties fo:margin-bottom="0in" fo:line-height="100%"/>
    </style:style>
    <style:style style:name="P28" style:parent-style-name="Standard" style:family="paragraph">
      <style:paragraph-properties fo:margin-bottom="0in" fo:line-height="100%"/>
    </style:style>
    <style:style style:name="P29" style:parent-style-name="Listenabsatz" style:list-style-name="LFO1" style:family="paragraph">
      <style:paragraph-properties fo:margin-bottom="0in" fo:line-height="100%"/>
    </style:style>
    <style:style style:name="P30" style:parent-style-name="Listenabsatz" style:list-style-name="LFO1" style:family="paragraph">
      <style:paragraph-properties fo:margin-bottom="0in" fo:line-height="100%"/>
    </style:style>
    <style:style style:name="P31" style:parent-style-name="Listenabsatz" style:list-style-name="LFO1" style:family="paragraph">
      <style:paragraph-properties fo:margin-bottom="0in" fo:line-height="100%"/>
    </style:style>
    <style:style style:name="P32" style:parent-style-name="Listenabsatz" style:list-style-name="LFO1" style:family="paragraph">
      <style:paragraph-properties fo:margin-bottom="0in" fo:line-height="100%"/>
    </style:style>
    <style:style style:name="P33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Sudoku lösen mit Backtracking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eillösung ist zu Anfang leer.</text:p>
            <text:p text:style-name="P8">Stufe ist 0.</text:p>
            <text:p text:style-name="P9"/>
            <text:p text:style-name="P10"><text:span text:style-name="T11">Funktion FindeLoesung (Stufe, Teillösung)</text:span></text:p>
            <text:p text:style-name="P12"><text:s/>1. Abbruchbedingung: Wenn die Stufe zu groß ist</text:p>
            <text:p text:style-name="P13"><text:s text:c="23"/>oder es keinen Teil-Lösungsschritt mehr gibt.<text:line-break/><text:s text:c="3"/></text:p>
            <text:p text:style-name="P14"><text:s/>2. Abbruchbedingung: Wenn eine Lösung erreicht wurde.</text:p>
            <text:p text:style-name="P15"><text:s text:c="22"/>Bearbeite ggf. die Lösung!<text:line-break/><text:s text:c="3"/></text:p>
            <text:p text:style-name="P16"><text:s/>3. wiederhole, solange es noch neue Teil-Lösungsschritte gibt:</text:p>
            <text:p text:style-name="P17"><text:s text:c="4"/>a) Wähle einen neuen Teil-Lösungsschritt.<text:line-break/><text:line-break/><text:s/></text:p>
            <text:p text:style-name="P18"><text:s text:c="4"/>b) Erweitere Teillösung um Wahl. <text:s text:c="5"/></text:p>
            <text:p text:style-name="P19"><text:s text:c="4"/>c) rekursiver Aufruf: FindeLoesung(Stufe+1, Teillösung)<text:s/></text:p>
            <text:p text:style-name="P20"><text:s text:c="4"/>d) Mache die Erweiterung der Teillösung rückgängig<text:s/></text:p>
            <text:p text:style-name="P21"/>
          </table:table-cell>
          <table:table-cell table:style-name="TableCell22">
            <text:p text:style-name="P23"/>
            <text:p text:style-name="P24"/>
            <text:p text:style-name="P25">Public boolean loeseSudoku(int stufe)</text:p>
            <text:p text:style-name="P26">1.<text:s/>Wenn Stufe &gt; 80: ausgeben<text:s/>und<text:s/>return true</text:p>
            <text:p text:style-name="P27"><text:s text:c="5"/>Wenn die Zahl nicht passt: return false<text:line-break/><text:line-break/>2.<text:s/>siehe oben!<text:line-break/></text:p>
            <text:p text:style-name="P28">3.<text:s/>for(int zahl=1; zahl&lt;=9; zahl++)</text:p>
            <text:list text:style-name="LFO1" text:continue-numbering="true">
              <text:list-item>
                <text:p text:style-name="P29">Wenn auf der Stufe eine Zahl vorgegeben ist,<text:s/><text:line-break/>dann kann man nur diese Zahl wählen.<text:line-break/>sonst probiert man alle durch.</text:p>
              </text:list-item>
              <text:list-item>
                <text:p text:style-name="P30">in das Sudoku eintragen!</text:p>
              </text:list-item>
              <text:list-item>
                <text:p text:style-name="P31">findeLoesung(stufe+1, Teilloesung)</text:p>
              </text:list-item>
              <text:list-item>
                <text:p text:style-name="P32">sudoku[stufe] = 0<text:s/><text:line-break/>(aber nicht, wenn die Zahl vorgegeben ist!</text:p>
              </text:list-item>
            </text:list>
            <text:p text:style-name="P3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083in" text:min-label-width="0.25in" text:list-level-position-and-space-mode="label-alignment">
          <style:list-level-label-alignment text:label-followed-by="listtab" fo:margin-left="0.4583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333in" text:min-label-width="0.125in" text:list-level-position-and-space-mode="label-alignment">
          <style:list-level-label-alignment text:label-followed-by="listtab" fo:margin-left="1.4583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083in" text:min-label-width="0.25in" text:list-level-position-and-space-mode="label-alignment">
          <style:list-level-label-alignment text:label-followed-by="listtab" fo:margin-left="1.9583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333in" text:min-label-width="0.125in" text:list-level-position-and-space-mode="label-alignment">
          <style:list-level-label-alignment text:label-followed-by="listtab" fo:margin-left="2.958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083in" text:min-label-width="0.25in" text:list-level-position-and-space-mode="label-alignment">
          <style:list-level-label-alignment text:label-followed-by="listtab" fo:margin-left="3.4583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333in" text:min-label-width="0.125in" text:list-level-position-and-space-mode="label-alignment">
          <style:list-level-label-alignment text:label-followed-by="listtab" fo:margin-left="4.4583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as Kaibel</meta:initial-creator>
    <dc:creator>Andreas Kaibel</dc:creator>
    <meta:creation-date>2024-12-28T14:22:00Z</meta:creation-date>
    <dc:date>2024-12-28T14:22:00Z</dc:date>
    <meta:print-date>2023-08-28T16:00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42" meta:character-count="1041" meta:row-count="7" meta:non-whitespace-character-count="901"/>
  </office:meta>
</office:document-meta>
</file>